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/>
    <style:font-face style:name="나눔고딕1" svg:font-family="나눔고딕"/>
    <style:font-face style:name="돋움" svg:font-family="돋움"/>
    <style:font-face style:name="나눔고딕" svg:font-family="나눔고딕" style:font-family-generic="modern"/>
    <style:font-face style:name="?? ??" svg:font-family="'?? ??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5.02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0">
      <style:table-cell-properties fo:background-color="#f2dcdb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" fo:font-weight="bold" style:font-name-asian="나눔고딕1" style:font-weight-asian="bold" style:font-name-complex="나눔고딕1" style:font-weight-complex="bold"/>
    </style:style>
    <style:style style:name="ce2" style:family="table-cell" style:parent-style-name="Excel_20_Built-in_20_Normal" style:data-style-name="N0">
      <style:table-cell-properties fo:background-color="#632523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style:font-name="나눔고딕" fo:font-size="15pt" fo:font-weight="bold" style:font-name-asian="나눔고딕1" style:font-size-asian="15pt" style:font-weight-asian="bold" style:font-name-complex="나눔고딕1" style:font-size-complex="15pt" style:font-weight-complex="bold"/>
    </style:style>
    <style:style style:name="ce3" style:family="table-cell" style:parent-style-name="Excel_20_Built-in_20_Normal" style:data-style-name="N0">
      <style:table-cell-properties fo:background-color="#00cccc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" fo:font-weight="bold" style:font-name-asian="나눔고딕1" style:font-weight-asian="bold" style:font-name-complex="나눔고딕1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" style:font-name-asian="나눔고딕1" style:font-name-complex="나눔고딕1"/>
    </style:style>
    <style:style style:name="ce5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000000" style:font-name="?? ??" style:font-name-asian="?? ??1" style:font-name-complex="?? ??1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" fo:font-weight="bold" style:font-name-asian="나눔고딕1" style:font-weight-asian="bold" style:font-name-complex="나눔고딕1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2dcdb" fo:border="0.002cm solid #000000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나눔고딕" style:font-name-asian="나눔고딕1" style:font-name-complex="나눔고딕1"/>
    </style:style>
    <style:style style:name="ce1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게시글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5" office:value-type="string" table:number-columns-spanned="11" table:number-rows-spanned="1">
            <text:p>board</text:p>
          </table:table-cell>
          <table:covered-table-cell table:number-columns-repeated="10" table:style-name="ce6"/>
        </table:table-row>
        <table:table-row table:style-name="ro2">
          <table:table-cell/>
          <table:table-cell table:style-name="ce1" office:value-type="string">
            <text:p>Table Commend</text:p>
          </table:table-cell>
          <table:table-cell table:style-name="ce5" office:value-type="string" table:number-columns-spanned="11" table:number-rows-spanned="1">
            <text:p>게시글 테이블</text:p>
          </table:table-cell>
          <table:covered-table-cell table:number-columns-repeated="10" table:style-name="ce6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월 5월 8일</text:p>
          </table:table-cell>
          <table:covered-table-cell table:number-columns-repeated="6" table:style-name="ce6"/>
          <table:table-cell table:style-name="ce1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6"/>
        </table:table-row>
        <table:table-row table:style-name="ro3">
          <table:table-cell/>
          <table:table-cell table:style-name="ce2" office:value-type="string">
            <text:p>Entity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게시글 번호</text:p>
          </table:table-cell>
          <table:table-cell table:style-name="ce4" office:value-type="string">
            <text:p>b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0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게시글 제목</text:p>
          </table:table-cell>
          <table:table-cell table:style-name="ce4" office:value-type="string">
            <text:p>title</text:p>
          </table:table-cell>
          <table:table-cell table:style-name="ce7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사용자 번호</text:p>
          </table:table-cell>
          <table:table-cell table:style-name="ce4" office:value-type="string">
            <text:p>u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8" office:value-type="string">
            <text:p>O</text:p>
          </table:table-cell>
          <table:table-cell table:style-name="ce4" table:number-columns-repeated="4"/>
          <table:table-cell table:style-name="ce10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등록일자</text:p>
          </table:table-cell>
          <table:table-cell table:style-name="ce4" office:value-type="string">
            <text:p>hiredate</text:p>
          </table:table-cell>
          <table:table-cell table:style-name="ce7" office:value-type="string">
            <text:p>DATA</text:p>
          </table:table-cell>
          <table:table-cell table:style-name="ce4" table:number-columns-repeated="4"/>
          <table:table-cell table:style-name="ce4" office:value-type="string">
            <text:p>O</text:p>
          </table:table-cell>
          <table:table-cell table:style-name="ce4"/>
          <table:table-cell table:style-name="ce4" office:value-type="string">
            <text:p>sysdate</text:p>
          </table:table-cell>
          <table:table-cell table:style-name="ce10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게시글 내용</text:p>
          </table:table-cell>
          <table:table-cell table:style-name="ce4" office:value-type="string">
            <text:p>content</text:p>
          </table:table-cell>
          <table:table-cell table:style-name="ce7" office:value-type="string">
            <text:p>VARCHAR2</text:p>
          </table:table-cell>
          <table:table-cell table:style-name="ce4" office:value-type="float" office:value="4000">
            <text:p>400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2">
          <table:table-cell/>
          <table:table-cell table:style-name="ce4" office:value-type="float" office:value="6">
            <text:p>6</text:p>
          </table:table-cell>
          <table:table-cell table:style-name="ce4" office:value-type="string">
            <text:p>삭제여부</text:p>
          </table:table-cell>
          <table:table-cell table:style-name="ce4" office:value-type="string">
            <text:p>isshow</text:p>
          </table:table-cell>
          <table:table-cell table:style-name="ce7" office:value-type="string">
            <text:p>CHAR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2" table:style-name="ce4" office:value-type="string">
            <text:p>O</text:p>
          </table:table-cell>
          <table:table-cell table:style-name="ce4" office:value-type="string">
            <text:p>Y</text:p>
          </table:table-cell>
          <table:table-cell table:style-name="ce10" office:value-type="string">
            <text:p>CHECK(isshow IN(‘Y’,’N’))</text:p>
          </table:table-cell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office:value-type="string">
            <text:p>게시판 코드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UMBER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office:value-type="string">
            <text:p>이미지 번호</text:p>
          </table:table-cell>
          <table:table-cell table:style-name="ce4" office:value-type="string">
            <text:p>imgnum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8" office:value-type="string">
            <text:p>O</text:p>
          </table:table-cell>
          <table:table-cell table:style-name="ce4" table:number-columns-repeated="4"/>
          <table:table-cell table:style-name="ce10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office:value-type="string">
            <text:p>조회수</text:p>
          </table:table-cell>
          <table:table-cell table:style-name="ce4" office:value-type="string">
            <text:p>v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1" office:value-type="string" table:number-columns-spanned="11" table:number-rows-spanned="1">
            <text:p>trainer&amp;human</text:p>
          </table:table-cell>
          <table:covered-table-cell table:number-columns-repeated="10" table:style-name="ce6"/>
        </table:table-row>
        <table:table-row table:style-name="ro2">
          <table:table-cell/>
          <table:table-cell table:style-name="ce1" office:value-type="string">
            <text:p>팀이름</text:p>
          </table:table-cell>
          <table:table-cell table:style-name="ce1" office:value-type="string" table:number-columns-spanned="11" table:number-rows-spanned="1">
            <text:p>야 이것좀 java바</text:p>
          </table:table-cell>
          <table:covered-table-cell table:number-columns-repeated="10" table:style-name="ce6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댓글" table:style-name="ta1" table:print="false"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5" office:value-type="string" table:number-columns-spanned="11" table:number-rows-spanned="1">
            <text:p>reply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5" office:value-type="string" table:number-columns-spanned="11" table:number-rows-spanned="1">
            <text:p>답글 게시판</text:p>
          </table:table-cell>
          <table:covered-table-cell table:number-columns-repeated="10" table:style-name="ce6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월 5월 8일</text:p>
          </table:table-cell>
          <table:covered-table-cell table:number-columns-repeated="6" table:style-name="ce6"/>
          <table:table-cell table:style-name="ce1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6"/>
        </table:table-row>
        <table:table-row table:style-name="ro3">
          <table:table-cell/>
          <table:table-cell table:style-name="ce2" office:value-type="string">
            <text:p>Entity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댓글 번호</text:p>
          </table:table-cell>
          <table:table-cell table:style-name="ce4" office:value-type="string">
            <text:p>r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0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사용자 번호</text:p>
          </table:table-cell>
          <table:table-cell table:style-name="ce4" office:value-type="string">
            <text:p>u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1" office:value-type="string">
            <text:p>O</text:p>
          </table:table-cell>
          <table:table-cell table:style-name="ce4" table:number-columns-repeated="4"/>
          <table:table-cell table:style-name="ce10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댓글 내용</text:p>
          </table:table-cell>
          <table:table-cell table:style-name="ce4" office:value-type="string">
            <text:p>content</text:p>
          </table:table-cell>
          <table:table-cell table:style-name="ce7" office:value-type="string">
            <text:p>VARCHAR2</text:p>
          </table:table-cell>
          <table:table-cell table:style-name="ce4" office:value-type="float" office:value="100">
            <text:p>100</text:p>
          </table:table-cell>
          <table:table-cell table:style-name="ce4"/>
          <table:table-cell table:style-name="ce11"/>
          <table:table-cell table:style-name="ce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게시글 번호</text:p>
          </table:table-cell>
          <table:table-cell table:style-name="ce4" office:value-type="string">
            <text:p>b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1" office:value-type="string">
            <text:p>O</text:p>
          </table:table-cell>
          <table:table-cell table:style-name="ce4" table:number-columns-repeated="4"/>
          <table:table-cell table:style-name="ce10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삭제 여부</text:p>
          </table:table-cell>
          <table:table-cell table:style-name="ce4" office:value-type="string">
            <text:p>isshow</text:p>
          </table:table-cell>
          <table:table-cell table:style-name="ce7" office:value-type="string">
            <text:p>CHAR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2" table:style-name="ce4" office:value-type="string">
            <text:p>O</text:p>
          </table:table-cell>
          <table:table-cell table:style-name="ce4" office:value-type="string">
            <text:p>‘Y’</text:p>
          </table:table-cell>
          <table:table-cell table:style-name="ce10" office:value-type="string">
            <text:p>CHECK(isshow in(‘Y’, ‘N’))</text:p>
          </table:table-cell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1" office:value-type="string" table:number-columns-spanned="11" table:number-rows-spanned="1">
            <text:p>trainer&amp;human</text:p>
          </table:table-cell>
          <table:covered-table-cell table:number-columns-repeated="10" table:style-name="ce6"/>
        </table:table-row>
        <table:table-row table:style-name="ro2">
          <table:table-cell/>
          <table:table-cell table:style-name="ce1" office:value-type="string">
            <text:p>팀이름</text:p>
          </table:table-cell>
          <table:table-cell table:style-name="ce1" office:value-type="string" table:number-columns-spanned="11" table:number-rows-spanned="1">
            <text:p>야 이것좀 java바</text:p>
          </table:table-cell>
          <table:covered-table-cell table:number-columns-repeated="10" table:style-name="ce6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이미지" table:style-name="ta1" table:print="false"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5" office:value-type="string" table:number-columns-spanned="11" table:number-rows-spanned="1">
            <text:p>image</text:p>
          </table:table-cell>
          <table:covered-table-cell table:number-columns-repeated="10" table:style-name="ce6"/>
        </table:table-row>
        <table:table-row table:style-name="ro2">
          <table:table-cell/>
          <table:table-cell table:style-name="ce1" office:value-type="string">
            <text:p>Table Commend</text:p>
          </table:table-cell>
          <table:table-cell table:style-name="ce5" office:value-type="string" table:number-columns-spanned="11" table:number-rows-spanned="1">
            <text:p>게시글 이미지</text:p>
          </table:table-cell>
          <table:covered-table-cell table:number-columns-repeated="10" table:style-name="ce6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월 5월 8일</text:p>
          </table:table-cell>
          <table:covered-table-cell table:number-columns-repeated="6" table:style-name="ce6"/>
          <table:table-cell table:style-name="ce1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6"/>
        </table:table-row>
        <table:table-row table:style-name="ro3">
          <table:table-cell/>
          <table:table-cell table:style-name="ce2" office:value-type="string">
            <text:p>Entity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번호</text:p>
          </table:table-cell>
          <table:table-cell table:style-name="ce4" office:value-type="string">
            <text:p>i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0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파일명</text:p>
          </table:table-cell>
          <table:table-cell table:style-name="ce4" office:value-type="string">
            <text:p>name</text:p>
          </table:table-cell>
          <table:table-cell table:style-name="ce7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/>
          <table:table-cell table:style-name="ce11"/>
          <table:table-cell table:style-name="ce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파일크기</text:p>
          </table:table-cell>
          <table:table-cell table:style-name="ce4" office:value-type="string">
            <text:p>size</text:p>
          </table:table-cell>
          <table:table-cell table:style-name="ce7" office:value-type="string">
            <text:p>VARCHAR2</text:p>
          </table:table-cell>
          <table:table-cell table:style-name="ce4" office:value-type="float" office:value="100">
            <text:p>100</text:p>
          </table:table-cell>
          <table:table-cell table:style-name="ce4"/>
          <table:table-cell table:style-name="ce11"/>
          <table:table-cell table:style-name="ce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파일경로</text:p>
          </table:table-cell>
          <table:table-cell table:style-name="ce4" office:value-type="string">
            <text:p>url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1"/>
          <table:table-cell table:style-name="ce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게시글 번호</text:p>
          </table:table-cell>
          <table:table-cell table:style-name="ce4" office:value-type="string">
            <text:p>no</text:p>
          </table:table-cell>
          <table:table-cell table:style-name="ce7" office:value-type="string">
            <text:p>CHAR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4" office:value-type="string">
            <text:p>O</text:p>
          </table:table-cell>
          <table:table-cell table:style-name="ce4" office:value-type="string">
            <text:p>‘Y’</text:p>
          </table:table-cell>
          <table:table-cell table:style-name="ce10" office:value-type="string">
            <text:p>CHECK(isshow in(‘Y’, ‘N’))</text:p>
          </table:table-cell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1" office:value-type="string" table:number-columns-spanned="11" table:number-rows-spanned="1">
            <text:p>trainer&amp;human</text:p>
          </table:table-cell>
          <table:covered-table-cell table:number-columns-repeated="10" table:style-name="ce6"/>
        </table:table-row>
        <table:table-row table:style-name="ro2">
          <table:table-cell/>
          <table:table-cell table:style-name="ce1" office:value-type="string">
            <text:p>팀이름</text:p>
          </table:table-cell>
          <table:table-cell table:style-name="ce1" office:value-type="string" table:number-columns-spanned="11" table:number-rows-spanned="1">
            <text:p>야 이것좀 java바</text:p>
          </table:table-cell>
          <table:covered-table-cell table:number-columns-repeated="10" table:style-name="ce6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/>
    <style:font-face style:name="나눔고딕1" svg:font-family="나눔고딕"/>
    <style:font-face style:name="돋움" svg:font-family="돋움"/>
    <style:font-face style:name="나눔고딕" svg:font-family="나눔고딕" style:font-family-generic="modern"/>
    <style:font-face style:name="?? ??" svg:font-family="'?? ??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middle"/>
      <style:text-properties fo:color="#000000" style:font-name="?? ??" style:font-name-asian="?? ??1" style:font-name-complex="?? ??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2020-05-11</text:date>, <text:time>18:02:1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광호광호</meta:initial-creator>
    <meta:creation-date>2020-02-23T11:34:27Z</meta:creation-date>
    <dc:date>2020-05-11T18:02:17.48</dc:date>
    <meta:editing-cycles>21</meta:editing-cycles>
    <meta:editing-duration>PT33M9S</meta:editing-duration>
    <meta:document-statistic meta:table-count="3" meta:cell-count="227" meta:object-count="0"/>
  </office:meta>
</office:document-meta>
</file>